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24" calcext:value-type="date">
            <text:p>24. Februar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FAILURE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1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 office:value-type="string" calcext:value-type="string">
            <text:p>CalcReader</text:p>
          </table:table-cell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FAILURE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cat.max</text:p>
          </table:table-cell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 office:value-type="string" calcext:value-type="string">
            <text:p>22.01.2021 &lt;&gt; 12.01.2021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.00.0000</text:date>, <text:time style:data-style-name="N2" text:time-value="15:38:01.408091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24T15:53:03.341467016</dc:date>
    <meta:editing-duration>P1DT3H59M25S</meta:editing-duration>
    <meta:editing-cycles>192</meta:editing-cycles>
    <meta:generator>LibreOffice/7.0.4.2$Linux_X86_64 LibreOffice_project/00$Build-2</meta:generator>
    <meta:document-statistic meta:table-count="1" meta:cell-count="93" meta:object-count="10"/>
  </office:meta>
</office:document-meta>
</file>